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WWNum2" style:family="paragraph"/>
    <style:style style:name="P3" style:parent-style-name="Listenabsatz" style:list-style-name="WWNum2" style:family="paragraph"/>
    <style:style style:name="P4" style:parent-style-name="Listenabsatz" style:list-style-name="WWNum2" style:family="paragraph"/>
    <style:style style:name="P5" style:parent-style-name="Listenabsatz" style:list-style-name="WWNum2" style:family="paragraph"/>
    <style:style style:name="P6" style:parent-style-name="Listenabsatz" style:list-style-name="WWNum2" style:family="paragraph"/>
    <style:style style:name="P7" style:parent-style-name="Listenabsatz" style:list-style-name="WWNum2" style:family="paragraph"/>
    <style:style style:name="P8" style:parent-style-name="Listenabsatz" style:list-style-name="WWNum2" style:family="paragraph"/>
    <style:style style:name="P9" style:parent-style-name="Listenabsatz" style:list-style-name="WWNum2" style:family="paragraph"/>
    <style:style style:name="P10" style:parent-style-name="Listenabsatz" style:list-style-name="WWNum2" style:family="paragraph"/>
    <style:style style:name="P11" style:parent-style-name="Listenabsatz" style:list-style-name="WWNum2" style:family="paragraph"/>
    <style:style style:name="P12" style:parent-style-name="Listenabsatz" style:list-style-name="WWNum2" style:family="paragraph"/>
    <style:style style:name="P13" style:parent-style-name="Listenabsatz" style:list-style-name="WWNum2" style:family="paragraph"/>
    <style:style style:name="P14" style:parent-style-name="Listenabsatz" style:list-style-name="WWNum2" style:family="paragraph"/>
    <style:style style:name="P15" style:parent-style-name="Listenabsatz" style:list-style-name="WWNum2" style:family="paragraph"/>
    <style:style style:name="P16" style:parent-style-name="Listenabsatz" style:list-style-name="WWNum2" style:family="paragraph"/>
    <style:style style:name="P17" style:parent-style-name="Listenabsatz" style:list-style-name="WWNum2" style:family="paragraph"/>
    <style:style style:name="P18" style:parent-style-name="Listenabsatz" style:list-style-name="WWNum2" style:family="paragraph"/>
    <style:style style:name="P19" style:parent-style-name="Listenabsatz" style:list-style-name="WWNum2" style:family="paragraph"/>
    <style:style style:name="P20" style:parent-style-name="Listenabsatz" style:list-style-name="WWNum2" style:family="paragraph"/>
    <style:style style:name="P21" style:parent-style-name="Listenabsatz" style:list-style-name="WWNum2" style:family="paragraph"/>
    <style:style style:name="P22" style:parent-style-name="Listenabsatz" style:list-style-name="WWNum2" style:family="paragraph"/>
    <style:style style:name="P23" style:parent-style-name="Listenabsatz" style:list-style-name="WWNum2" style:family="paragraph"/>
    <style:style style:name="P24" style:parent-style-name="Listenabsatz" style:list-style-name="WWNum2" style:family="paragraph"/>
    <style:style style:name="P25" style:parent-style-name="Listenabsatz" style:list-style-name="WWNum2" style:family="paragraph"/>
    <style:style style:name="P26" style:parent-style-name="Listenabsatz" style:list-style-name="WWNum2" style:family="paragraph"/>
    <style:style style:name="P27" style:parent-style-name="Listenabsatz" style:list-style-name="WWNum2" style:family="paragraph"/>
    <style:style style:name="P28" style:parent-style-name="Listenabsatz" style:list-style-name="WWNum2" style:family="paragraph"/>
    <style:style style:name="P29" style:parent-style-name="Listenabsatz" style:list-style-name="WWNum2" style:family="paragraph"/>
    <style:style style:name="P30" style:parent-style-name="Listenabsatz" style:list-style-name="WWNum2" style:family="paragraph"/>
    <style:style style:name="P31" style:parent-style-name="Listenabsatz" style:list-style-name="WWNum2" style:family="paragraph"/>
    <style:style style:name="P32" style:parent-style-name="Listenabsatz" style:family="paragraph">
      <style:paragraph-properties fo:margin-left="0in">
        <style:tab-stops/>
      </style:paragraph-properties>
    </style:style>
    <style:style style:name="P33" style:parent-style-name="Listenabsatz" style:family="paragraph">
      <style:paragraph-properties fo:margin-left="0in">
        <style:tab-stops/>
      </style:paragraph-properties>
    </style:style>
    <style:style style:name="P34" style:parent-style-name="Listenabsatz" style:family="paragraph">
      <style:paragraph-properties fo:margin-left="0in">
        <style:tab-stops/>
      </style:paragraph-properties>
    </style:style>
    <style:style style:name="P35" style:parent-style-name="Listenabsatz" style:family="paragraph">
      <style:paragraph-properties fo:margin-left="0in">
        <style:tab-stops/>
      </style:paragraph-properties>
    </style:style>
    <style:style style:name="P36" style:parent-style-name="Listenabsatz" style:family="paragraph">
      <style:paragraph-properties fo:margin-left="0in">
        <style:tab-stops/>
      </style:paragraph-properties>
    </style:style>
    <style:style style:name="P37" style:parent-style-name="Listenabsatz" style:family="paragraph">
      <style:paragraph-properties fo:margin-left="0in">
        <style:tab-stops/>
      </style:paragraph-properties>
    </style:style>
    <style:style style:name="P38" style:parent-style-name="Listenabsatz" style:family="paragraph">
      <style:paragraph-properties fo:margin-left="0in">
        <style:tab-stops/>
      </style:paragraph-properties>
    </style:style>
    <style:style style:name="P39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0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1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2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3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4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5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6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7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8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49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0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1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2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3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4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5" style:parent-style-name="Listenabsatz" style:list-style-name="LFO4" style:family="paragraph">
      <style:paragraph-properties fo:margin-left="0.4916in" fo:text-indent="0in">
        <style:tab-stops/>
      </style:paragraph-properties>
    </style:style>
    <style:style style:name="P56" style:parent-style-name="Listenabsatz" style:family="paragraph">
      <style:paragraph-properties fo:margin-left="0.4916in">
        <style:tab-stops/>
      </style:paragraph-properties>
    </style:style>
    <style:style style:name="P57" style:parent-style-name="Listenabsatz" style:family="paragraph">
      <style:paragraph-properties fo:margin-left="0in">
        <style:tab-stops/>
      </style:paragraph-properties>
    </style:style>
    <style:style style:name="P58" style:parent-style-name="Listenabsatz" style:family="paragraph">
      <style:paragraph-properties fo:margin-left="0in">
        <style:tab-stops/>
      </style:paragraph-properties>
    </style:style>
    <style:style style:name="P59" style:parent-style-name="Listenabsatz" style:family="paragraph">
      <style:paragraph-properties fo:margin-left="0in">
        <style:tab-stops/>
      </style:paragraph-properties>
    </style:style>
    <style:style style:name="P60" style:parent-style-name="Listenabsatz" style:family="paragraph">
      <style:paragraph-properties fo:margin-left="0in">
        <style:tab-stops/>
      </style:paragraph-properties>
    </style:style>
    <style:style style:name="P61" style:parent-style-name="Listenabsatz" style:family="paragraph">
      <style:paragraph-properties fo:margin-left="0in">
        <style:tab-stops/>
      </style:paragraph-properties>
    </style:style>
    <style:style style:name="P62" style:parent-style-name="Listenabsatz" style:family="paragraph">
      <style:paragraph-properties fo:margin-left="0in">
        <style:tab-stops/>
      </style:paragraph-properties>
    </style:style>
    <style:style style:name="P63" style:parent-style-name="Listenabsatz" style:family="paragraph">
      <style:paragraph-properties fo:line-height="150%" fo:margin-left="0in">
        <style:tab-stops/>
      </style:paragraph-properties>
    </style:style>
    <style:style style:name="P64" style:parent-style-name="Listenabsatz" style:list-style-name="WWNum2" style:family="paragraph">
      <style:paragraph-properties fo:line-height="150%"/>
    </style:style>
    <style:style style:name="P65" style:parent-style-name="Listenabsatz" style:list-style-name="WWNum2" style:family="paragraph">
      <style:paragraph-properties fo:line-height="150%"/>
    </style:style>
    <style:style style:name="P66" style:parent-style-name="Listenabsatz" style:list-style-name="WWNum2" style:family="paragraph">
      <style:paragraph-properties fo:line-height="150%"/>
    </style:style>
    <style:style style:name="P67" style:parent-style-name="Listenabsatz" style:list-style-name="WWNum2" style:family="paragraph">
      <style:paragraph-properties fo:line-height="150%"/>
    </style:style>
    <style:style style:name="P68" style:parent-style-name="Listenabsatz" style:list-style-name="WWNum2" style:family="paragraph">
      <style:paragraph-properties fo:line-height="150%"/>
    </style:style>
    <style:style style:name="P69" style:parent-style-name="Listenabsatz" style:list-style-name="WWNum2" style:family="paragraph">
      <style:paragraph-properties fo:line-height="150%"/>
    </style:style>
    <style:style style:name="P70" style:parent-style-name="Listenabsatz" style:list-style-name="WWNum2" style:family="paragraph">
      <style:paragraph-properties fo:line-height="150%"/>
    </style:style>
    <style:style style:name="P71" style:parent-style-name="Listenabsatz" style:list-style-name="WWNum2" style:family="paragraph">
      <style:paragraph-properties fo:line-height="150%"/>
    </style:style>
    <style:style style:name="P72" style:parent-style-name="Listenabsatz" style:list-style-name="WWNum2" style:family="paragraph">
      <style:paragraph-properties fo:line-height="150%"/>
    </style:style>
    <style:style style:name="P73" style:parent-style-name="Listenabsatz" style:list-style-name="WWNum2" style:family="paragraph">
      <style:paragraph-properties fo:line-height="150%"/>
    </style:style>
    <style:style style:name="P74" style:parent-style-name="Listenabsatz" style:list-style-name="WWNum2" style:family="paragraph">
      <style:paragraph-properties fo:line-height="150%"/>
    </style:style>
    <style:style style:name="P75" style:parent-style-name="Standard" style:family="paragraph">
      <style:paragraph-properties fo:line-height="150%"/>
    </style:style>
    <style:style style:name="P76" style:parent-style-name="Standard" style:family="paragraph">
      <style:paragraph-properties fo:line-height="150%"/>
    </style:style>
    <style:style style:name="T77" style:parent-style-name="Absatz-Standardschriftart" style:family="text">
      <style:text-properties fo:color="#FF0000"/>
    </style:style>
    <style:style style:name="T78" style:parent-style-name="Absatz-Standardschriftart" style:family="text">
      <style:text-properties fo:color="#FF0000"/>
    </style:style>
    <style:style style:name="P79" style:parent-style-name="Standard" style:family="paragraph">
      <style:paragraph-properties fo:line-height="150%"/>
    </style:style>
    <style:style style:name="P80" style:parent-style-name="Standard" style:family="paragraph">
      <style:paragraph-properties fo:line-height="150%"/>
    </style:style>
    <style:style style:name="P81" style:parent-style-name="Standard" style:family="paragraph">
      <style:paragraph-properties fo:line-height="150%"/>
    </style:style>
    <style:style style:name="P82" style:parent-style-name="Standard" style:family="paragraph">
      <style:paragraph-properties fo:line-height="150%"/>
    </style:style>
    <style:style style:name="P83" style:parent-style-name="Standard" style:family="paragraph">
      <style:paragraph-properties fo:line-height="150%"/>
    </style:style>
  </office:automatic-styles>
  <office:body>
    <office:text text:use-soft-page-breaks="true">
      <text:p text:style-name="P1">Meetings</text:p>
      <text:p text:style-name="Standard">25.10</text:p>
      <text:p text:style-name="Standard">Auf den 26.10 nach der Vorlesung verlegt</text:p>
      <text:p text:style-name="Standard">Teilnehmer: Chritian Dell, Andreas Pantel, Adrian Fahrbach, Christian Schmid</text:p>
      <text:p text:style-name="Standard"/>
      <text:p text:style-name="Standard">Alexandra Schöllhammer hat nach vorheriger<text:s/>Absprache nicht teilgenommen aber ihre Informationen abgegeben.</text:p>
      <text:p text:style-name="Standard">Was wurde besprochen</text:p>
      <text:list text:style-name="WWNum2">
        <text:list-item>
          <text:p text:style-name="P2">Arbeitsfläche wird nicht weiter detailliert</text:p>
        </text:list-item>
        <text:list-item>
          <text:p text:style-name="P3">An der hinteren Geraden der Arbeitsfläche rotes Holz sowie Metalldrachen entlangschlängeln lassen</text:p>
        </text:list-item>
        <text:list-item>
          <text:p text:style-name="P4">Kühlschränke / Schränke für<text:s/>Lebensmittel werden mit Symbolen zur Identifizierung versehen</text:p>
        </text:list-item>
        <text:list-item>
          <text:p text:style-name="P5">Sound für 1. Level ähnlich wie Wow Pandaria Sound</text:p>
          <text:list text:continue-numbering="true">
            <text:list-item>
              <text:list>
                <text:list-item>
                  <text:p text:style-name="P6">Andi den Link für Referenz schicken!</text:p>
                </text:list-item>
              </text:list>
            </text:list-item>
          </text:list>
        </text:list-item>
        <text:list-item>
          <text:p text:style-name="P7">Normalmap für Texturen anfertigen ( Adrian )</text:p>
        </text:list-item>
        <text:list-item>
          <text:p text:style-name="P8">Git Hub wird bis morgen ( 27.10 ) eingerichtet</text:p>
          <text:list text:continue-numbering="true">
            <text:list-item>
              <text:p text:style-name="P9">Cheet Sheet an<text:s/>die Gruppe senden</text:p>
            </text:list-item>
            <text:list-item>
              <text:p text:style-name="P10">Hinweis zur Anmeldung sowie Desktop Version gegeben</text:p>
              <text:list text:continue-numbering="true">
                <text:list-item>
                  <text:p text:style-name="P11">Anweisung zum herunterladen</text:p>
                  <text:list text:continue-numbering="true">
                    <text:list-item>
                      <text:p text:style-name="P12">Wenn diese nicht richtig funktioniert folg eine Einweisung in CMD-Befeh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Für Repository</text:p>
          <text:list text:continue-numbering="true">
            <text:list-item>
              <text:p text:style-name="P14">Ordnerstruktur anlegen</text:p>
            </text:list-item>
            <text:list-item>
              <text:p text:style-name="P15">Extra Ordner für Chris anlegen</text:p>
              <text:list text:continue-numbering="true">
                <text:list-item>
                  <text:p text:style-name="P16">Beinhaltet<text:s/>alle Abgaben der Artists</text:p>
                </text:list-item>
                <text:list-item>
                  <text:p text:style-name="P17">Chris sortiert diese in die vorgesehenen Verzeichnisse wenn die Aufgaben vollständig und überprüft sind</text:p>
                </text:list-item>
              </text:list>
            </text:list-item>
          </text:list>
        </text:list-item>
        <text:list-item>
          <text:p text:style-name="P18">Agantty- Hierarchie wird beibehalten</text:p>
          <text:list text:continue-numbering="true">
            <text:list-item>
              <text:p text:style-name="P19">Chris hakt die Aufgaben nach der Überprüfung ab, sofern sie korrekt sind</text:p>
            </text:list-item>
          </text:list>
        </text:list-item>
        <text:list-item>
          <text:p text:style-name="P20"><text:s/>Farbstil der Objekte:</text:p>
          <text:list text:continue-numbering="true">
            <text:list-item>
              <text:p text:style-name="P21">Fate</text:p>
            </text:list-item>
            <text:list-item>
              <text:p text:style-name="P22">Glanzpunkte höchstes bei metallenen Objekten wie dem Waschbecken</text:p>
            </text:list-item>
          </text:list>
        </text:list-item>
        <text:list-item>
          <text:p text:style-name="P23">Bodentextur</text:p>
          <text:list text:continue-numbering="true">
            <text:list-item>
              <text:p text:style-name="P24">Sehr einfach aber detailliert genug, um es als Holz zu erkennen.</text:p>
            </text:list-item>
          </text:list>
        </text:list-item>
        <text:list-item>
          <text:p text:style-name="P25">Arbeitsflächentextur</text:p>
          <text:list text:continue-numbering="true">
            <text:list-item>
              <text:p text:style-name="P26">Maragonieholz</text:p>
            </text:list-item>
            <text:list-item>
              <text:p text:style-name="P27">Hinterer Rand wird rot gefärbt</text:p>
            </text:list-item>
            <text:list-item>
              <text:p text:style-name="P28">An den Start / Endflächen werden die<text:s/>seitlichen Ränder ebenfalls rot um ein Ende zu symbolisieren</text:p>
            </text:list-item>
          </text:list>
        </text:list-item>
        <text:list-item>
          <text:p text:style-name="P29">Highpoly von Charakteren nur wenn benötigt</text:p>
          <text:list text:continue-numbering="true">
            <text:list-item>
              <text:p text:style-name="P30">Möglichkeit Gesichtsmerkmale zu erstellen für Lowpoly-Models?</text:p>
            </text:list-item>
          </text:list>
        </text:list-item>
        <text:list-item>
          <text:p text:style-name="P31">Andreas fügt eine Eckversion für die Küchentheke hinzu</text:p>
        </text:list-item>
      </text:list>
      <text:p text:style-name="Listenabsatz"/>
      <text:p text:style-name="P32">08.11.2016</text:p>
      <text:p text:style-name="P33">Termin: 17:00Uhr</text:p>
      <text:p text:style-name="P34">Beginn: 17:15</text:p>
      <text:p text:style-name="P35">Teilnehmer: Alex, Chris, Adrian nach 5min, Chris nach 15min Anwesend. Andreas nach 20min anwesend.</text:p>
      <text:p text:style-name="P36"><text:tab/>Grund: Chris: Dad hatte Probs mit dem PC, kein FB auf dem Haandy</text:p>
      <text:p text:style-name="P37"><text:tab/><text:tab/>Andreas: Musste beim Einkauf wegbringen helfen.</text:p>
      <text:p text:style-name="P38">Stand:</text:p>
      <text:list text:style-name="LFO4" text:continue-numbering="true">
        <text:list-item>
          <text:p text:style-name="P39">Alex</text:p>
          <text:list text:continue-numbering="true">
            <text:list-item>
              <text:list>
                <text:list-item>
                  <text:list>
                    <text:list-item>
                      <text:p text:style-name="P40">Modelle in cm<text:s/>Skaliert, müssen noch in m skaliert werden, ebenso wie Andis</text:p>
                    </text:list-item>
                    <text:list-item>
                      <text:p text:style-name="P41">Beginnt mit Rigging und Animation</text:p>
                    </text:list-item>
                    <text:list-item>
                      <text:p text:style-name="P42">Gleiches Modell für den Kunden und zum Highpoly verändern</text:p>
                    </text:list-item>
                    <text:list-item>
                      <text:p text:style-name="P43">UVS fehlen noch</text:p>
                    </text:list-item>
                  </text:list>
                </text:list-item>
                <text:list-item>
                  <text:p text:style-name="P44">Positionierung von Modells in Maya beachten</text:p>
                </text:list-item>
                <text:list-item>
                  <text:p text:style-name="P45">Adi:</text:p>
                  <text:list text:continue-numbering="true">
                    <text:list-item>
                      <text:p text:style-name="P46">Texturen sind zu groß (2048 x 2048 )</text:p>
                    </text:list-item>
                    <text:list-item>
                      <text:p text:style-name="P47">Normalmaps müssen besser gebaked werden</text:p>
                      <text:list text:continue-numbering="true">
                        <text:list-item>
                          <text:p text:style-name="P48">Keine Normalmaps für die kleinen Sachen ?</text:p>
                        </text:list-item>
                      </text:list>
                    </text:list-item>
                    <text:list-item>
                      <text:p text:style-name="P49">Mehr mit soften edge und harden edge an den kanten arbeiten</text:p>
                    </text:list-item>
                    <text:list-item>
                      <text:p text:style-name="P50">Schöne UVS</text:p>
                    </text:list-item>
                  </text:list>
                </text:list-item>
                <text:list-item>
                  <text:p text:style-name="P51">Andi</text:p>
                  <text:list text:continue-numbering="true">
                    <text:list-item>
                      <text:p text:style-name="P52">hat die falschen Models ochgeladen von den Schränken.</text:p>
                    </text:list-item>
                    <text:list-item>
                      <text:p text:style-name="P53">Will die aktuellen noch hochladen</text:p>
                    </text:list-item>
                    <text:list-item>
                      <text:p text:style-name="P54">UVS müssen größer gemacht werden</text:p>
                    </text:list-item>
                    <text:list-item>
                      <text:p text:style-name="P55">übertragt die richtigen Sachen sowie Kundentheke und Aufbewahrungskiste bis zum 09.11 abends in Git Hub ein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7">ÄNDERUNGEN</text:p>
      <text:p text:style-name="P58">- <text:s/>Nach dem Meeting Dienstags, nachdem Chris die anstehenden Sachen kontrolliert hat, haben die Artists 2-3Zeit<text:s/>ihr Zeug nachzubearbeiten woraufhin Chris<text:s/>D es erneut kontrolliert und anschließend in die Entsprechenden Ordner</text:p>
      <text:p text:style-name="P59"/>
      <text:p text:style-name="P60">Meeting 22.11 auf 23.11 nach 15:00Uhr Meeting mit Niko verlegt.</text:p>
      <text:p text:style-name="P61">23.11.2016</text:p>
      <text:p text:style-name="P62">Anwesende: Alex, Chris S, Adi, Andi, Chris hat sich aufgrund von Krankheit abgemeldet</text:p>
      <text:p text:style-name="P63">Gespräch mit Niko um 15:00 Uhr</text:p>
      <text:list text:style-name="WWNum2" text:continue-numbering="true">
        <text:list-item>
          <text:p text:style-name="P64">Polycount für komplette Szene 40k – 50k</text:p>
          <text:list text:continue-numbering="true">
            <text:list-item>
              <text:p text:style-name="P65">10k anpeilen</text:p>
            </text:list-item>
          </text:list>
        </text:list-item>
        <text:list-item>
          <text:p text:style-name="P66">Model in Unity testen</text:p>
        </text:list-item>
        <text:list-item>
          <text:p text:style-name="P67">Crashkurs in Unity für Andi, Adi, Alex, Chris Dell</text:p>
          <text:list text:continue-numbering="true">
            <text:list-item>
              <text:p text:style-name="P68">Model in die Szene laden</text:p>
            </text:list-item>
            <text:list-item>
              <text:p text:style-name="P69">Basics<text:s/></text:p>
            </text:list-item>
          </text:list>
        </text:list-item>
        <text:list-item>
          <text:p text:style-name="P70">Szene als APK-Datei speichern und auf dem Handy installieren</text:p>
          <text:list text:continue-numbering="true">
            <text:list-item>
              <text:p text:style-name="P71">Unity Remote nicht optimal -&gt; keine garantierte Funktion auf jedem Handy</text:p>
            </text:list-item>
          </text:list>
        </text:list-item>
        <text:list-item>
          <text:p text:style-name="P72">Texturgröße: 256px x 256px</text:p>
        </text:list-item>
        <text:list-item>
          <text:p text:style-name="P73">Funktion um alle Models in ein Mash zu fügen nutzen -&gt; spart extrem viel Performance</text:p>
          <text:list text:continue-numbering="true">
            <text:list-item>
              <text:p text:style-name="P74">Nur für statische Objekte möglich</text:p>
            </text:list-item>
          </text:list>
        </text:list-item>
      </text:list>
      <text:p text:style-name="P75"/>
      <text:p text:style-name="P76"><text:span text:style-name="T77">Wöch</text:span><text:span text:style-name="T78">entlichen Report von Meetings an Niko an<text:s/></text:span><text:a xlink:href="mailto:n..merkas@sae.edu" office:target-frame-name="_top" xlink:show="replace"><text:span text:style-name="Hyperlink">n..merkas@sae.edu</text:span></text:a></text:p>
      <text:p text:style-name="P79">Projektverlauf:<text:line-break/>Höhen / Tiefen mit Hightmaps vortäuschen</text:p>
      <text:p text:style-name="P80">Andi: 2 Tage hinterher. 2. Level noch nicht angefangen</text:p>
      <text:soft-page-break/>
      <text:p text:style-name="P81">Adi: Animationen noch nicht begonnen -&gt; benötigt Objekte<text:line-break/><text:tab/>Will Models überarbeiten um Polycount zu reduzieren<text:line-break/><text:tab/>UI Tutorial wird morgen, 24.11 begonnen</text:p>
      <text:p text:style-name="P82">Alex: Character überarbeiten<text:s/><text:line-break/>Arbeitsfläche 1x1m in Unity</text:p>
      <text:p text:style-name="P83">Gebäude an Arbeitsflächenanzahl anpass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Schmid</meta:initial-creator>
    <dc:creator>Christian Schmid</dc:creator>
    <meta:creation-date>2016-10-25T11:13:00Z</meta:creation-date>
    <dc:date>2016-11-23T14:59:00Z</dc:date>
    <meta:template xlink:href="Normal" xlink:type="simple"/>
    <meta:editing-cycles>2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39" meta:character-count="3928" meta:row-count="28" meta:non-whitespace-character-count="3396"/>
  </office:meta>
</office:document-meta>
</file>